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re1" style:master-page-name="MP0" style:family="paragraph">
      <style:paragraph-properties fo:break-before="page" fo:text-align="center"/>
      <style:text-properties fo:font-size="28pt" style:font-size-asian="28pt" style:font-size-complex="28pt"/>
    </style:style>
    <style:style style:name="P4" style:parent-style-name="TM1" style:family="paragraph">
      <style:paragraph-properties>
        <style:tab-stops>
          <style:tab-stop style:type="right" style:leader-style="dotted" style:leader-text="." style:position="6.293in"/>
        </style:tab-stops>
      </style:paragraph-properties>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TM1" style:family="paragraph">
      <style:paragraph-properties>
        <style:tab-stops>
          <style:tab-stop style:type="right" style:leader-style="dotted" style:leader-text="." style:position="6.293in"/>
        </style:tab-stops>
      </style:paragraph-properties>
    </style:style>
    <style:style style:name="TableColumn9" style:family="table-column">
      <style:table-column-properties style:column-width="3.1465in"/>
    </style:style>
    <style:style style:name="TableColumn10" style:family="table-column">
      <style:table-column-properties style:column-width="3.1465in"/>
    </style:style>
    <style:style style:name="Table8" style:family="table">
      <style:table-properties style:width="6.293in" fo:margin-left="0in" table:align="left"/>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text-align="center" fo:margin-bottom="0in" fo:line-height="100%"/>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text-align="center" fo:margin-bottom="0in" fo:line-height="100%"/>
    </style:style>
    <style:style style:name="TableColumn17" style:family="table-column">
      <style:table-column-properties style:column-width="0.8826in"/>
    </style:style>
    <style:style style:name="TableColumn18" style:family="table-column">
      <style:table-column-properties style:column-width="0.8875in"/>
    </style:style>
    <style:style style:name="Table16" style:family="table">
      <style:table-properties style:width="1.7701in" fo:margin-left="2.259in" table:align="left"/>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text-align="center" fo:margin-bottom="0in" fo:line-height="100%"/>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align="center"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ableColumn30" style:family="table-column">
      <style:table-column-properties style:column-width="2.0972in"/>
    </style:style>
    <style:style style:name="TableColumn31" style:family="table-column">
      <style:table-column-properties style:column-width="2.0979in"/>
    </style:style>
    <style:style style:name="TableColumn32" style:family="table-column">
      <style:table-column-properties style:column-width="2.0979in"/>
    </style:style>
    <style:style style:name="Table29" style:family="table">
      <style:table-properties style:width="6.293in" fo:margin-left="0in" table:align="lef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text-align="center" fo:margin-bottom="0in" fo:line-height="100%"/>
      <style:text-properties fo:font-weight="bold" style:font-weight-asian="bold" style:font-weight-complex="bold" fo:font-style="italic" style:font-style-asian="italic" style:font-style-complex="italic"/>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text-align="center" fo:margin-bottom="0in" fo:line-height="100%"/>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text-align="center" fo:margin-bottom="0in" fo:line-height="100%"/>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fo:margin-bottom="0in" fo:line-height="100%"/>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text-align="center"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text-align="center"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text-align="center" fo:margin-bottom="0in" fo:line-height="100%"/>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text-align="center"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text-align="center" fo:margin-bottom="0in" fo:line-height="100%"/>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text-align="center" fo:margin-bottom="0in" fo:line-height="100%"/>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text-align="center"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text-align="center"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text-align="center" fo:margin-bottom="0in" fo:line-height="100%"/>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text-align="center" fo:margin-bottom="0in" fo:line-height="100%"/>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text-align="center" fo:margin-bottom="0in" fo:line-height="100%"/>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text-align="center" fo:margin-bottom="0in" fo:line-height="100%"/>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text-align="center" fo:margin-bottom="0in" fo:line-height="100%"/>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text-align="center"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text-align="center" fo:margin-bottom="0in" fo:line-height="100%"/>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text-align="center" fo:margin-bottom="0in" fo:line-height="100%"/>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text-align="center" fo:margin-bottom="0in" fo:line-height="100%"/>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text-align="center" fo:margin-bottom="0in" fo:line-height="100%"/>
    </style:style>
    <style:style style:name="TableColumn90" style:family="table-column">
      <style:table-column-properties style:column-width="1.1777in"/>
    </style:style>
    <style:style style:name="TableColumn91" style:family="table-column">
      <style:table-column-properties style:column-width="5.1152in"/>
    </style:style>
    <style:style style:name="Table89" style:family="table">
      <style:table-properties style:width="6.293in" fo:margin-left="0in" table:align="left"/>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center" fo:margin-bottom="0in" fo:line-height="100%"/>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center" fo:margin-bottom="0in" fo:line-height="100%"/>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center" fo:margin-bottom="0in" fo:line-height="100%"/>
    </style:style>
    <style:style style:name="TableColumn103" style:family="table-column">
      <style:table-column-properties style:column-width="1.0486in"/>
    </style:style>
    <style:style style:name="TableColumn104" style:family="table-column">
      <style:table-column-properties style:column-width="1.0486in"/>
    </style:style>
    <style:style style:name="TableColumn105" style:family="table-column">
      <style:table-column-properties style:column-width="1.0486in"/>
    </style:style>
    <style:style style:name="TableColumn106" style:family="table-column">
      <style:table-column-properties style:column-width="1.0486in"/>
    </style:style>
    <style:style style:name="TableColumn107" style:family="table-column">
      <style:table-column-properties style:column-width="1.0493in"/>
    </style:style>
    <style:style style:name="TableColumn108" style:family="table-column">
      <style:table-column-properties style:column-width="1.0493in"/>
    </style:style>
    <style:style style:name="Table102" style:family="table">
      <style:table-properties style:width="6.293in" fo:margin-left="0in" table:align="left"/>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center" fo:margin-bottom="0in" fo:line-height="100%"/>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center"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fo:margin-bottom="0in" fo:line-height="100%"/>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center" fo:margin-bottom="0in" fo:line-height="100%"/>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center" fo:margin-bottom="0in" fo:line-height="100%"/>
    </style:style>
    <style:style style:name="P122" style:parent-style-name="Normal" style:family="paragraph">
      <style:paragraph-properties fo:text-align="center"/>
    </style:style>
    <style:style style:name="P123" style:parent-style-name="Normal" style:family="paragraph">
      <style:paragraph-properties fo:text-align="center"/>
    </style:style>
    <style:style style:name="P124" style:parent-style-name="Normal" style:family="paragraph">
      <style:paragraph-properties fo:text-align="center"/>
    </style:style>
    <style:style style:name="P125" style:parent-style-name="Normal" style:family="paragraph">
      <style:paragraph-properties fo:text-align="center"/>
    </style:style>
    <style:style style:name="P126" style:parent-style-name="Normal" style:family="paragraph">
      <style:paragraph-properties fo:text-align="center"/>
    </style:style>
    <style:style style:name="P127" style:parent-style-name="Normal" style:family="paragraph">
      <style:paragraph-properties fo:text-align="center"/>
    </style:style>
    <style:style style:name="P128" style:parent-style-name="Normal" style:family="paragraph">
      <style:paragraph-properties fo:text-align="center"/>
    </style:style>
    <style:style style:family="graphic" style:name="a6">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foreground" draw:fill="none" draw:stroke="solid" svg:stroke-width="0.00694in" svg:stroke-color="#4472c4" draw:marker-end="a2" svg:stroke-opacity="100%" draw:stroke-linejoin="miter" svg:stroke-linecap="butt" style:horizontal-rel="page-content" style:vertical-rel="paragraph" style:horizontal-pos="right" style:vertical-pos="from-top"/>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4472c4" draw:opacity="100%" draw:stroke="solid" svg:stroke-width="0.01389in" svg:stroke-color="#2f528f" svg:stroke-opacity="100%" draw:stroke-linejoin="miter" svg:stroke-linecap="butt" style:horizontal-rel="page"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h text:style-name="P1" text:outline-level="1"><text:bookmark-start text:name="_Toc127258089"/>Product Backlog<text:bookmark-end text:name="_Toc127258089"/></text:h>
      <text:p text:style-name="Normal"/>
      <text:p text:style-name="Normal"/>
      <text:p text:style-name="Normal">Nous avons divisé ce jour et demi en six sprints distincts, divisant le 13 février 2023 en quatre sprints de 2h et la matinée du jour suivant en deux sprints de 2h. Lorsqu’un sprint sera fini un compte rendu général sera donné.</text:p>
      <text:p text:style-name="Normal"/>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text:a xlink:href="#_Toc127258089" office:target-frame-name="_top" xlink:show="replace"><text:span text:style-name="Lienhypertexte">Product Backlog</text:span><text:tab/>1</text:a></text:p>
          <text:p text:style-name="P5"><text:a xlink:href="#_Toc127258090" office:target-frame-name="_top" xlink:show="replace"><text:span text:style-name="Lienhypertexte">But du projet</text:span><text:tab/>1</text:a></text:p>
          <text:p text:style-name="P6"><text:a xlink:href="#_Toc127258091" office:target-frame-name="_top" xlink:show="replace"><text:span text:style-name="Lienhypertexte">Equipe</text:span><text:tab/>1</text:a></text:p>
          <text:p text:style-name="P7"><text:a xlink:href="#_Toc127258092" office:target-frame-name="_top" xlink:show="replace"><text:span text:style-name="Lienhypertexte">Liste des versions produites</text:span><text:tab/>2</text:a></text:p>
        </text:index-body>
      </text:table-of-content>
      <text:p text:style-name="Normal"/>
      <text:p text:style-name="Normal"/>
      <text:h text:style-name="Titre1" text:outline-level="1"><text:bookmark-start text:name="_Toc127258090"/>But du projet<text:bookmark-end text:name="_Toc127258090"/></text:h>
      <text:p text:style-name="Normal"/>
      <table:table table:style-name="Table8">
        <table:table-columns>
          <table:table-column table:style-name="TableColumn9"/>
          <table:table-column table:style-name="TableColumn10"/>
        </table:table-columns>
        <table:table-row table:style-name="TableRow11">
          <table:table-cell table:style-name="TableCell12">
            <text:p text:style-name="P13">But du projet</text:p>
          </table:table-cell>
          <table:table-cell table:style-name="TableCell14">
            <text:p text:style-name="P15">Copie d’un site d’apprentissage de Photoshop</text:p>
          </table:table-cell>
        </table:table-row>
      </table:table>
      <text:p text:style-name="Normal"/>
      <text:p text:style-name="Normal"/>
      <table:table table:style-name="Table16">
        <table:table-columns>
          <table:table-column table:style-name="TableColumn17"/>
          <table:table-column table:style-name="TableColumn18"/>
        </table:table-columns>
        <table:table-row table:style-name="TableRow19">
          <table:table-cell table:style-name="TableCell20">
            <text:p text:style-name="P21">Date début</text:p>
          </table:table-cell>
          <table:table-cell table:style-name="TableCell22">
            <text:p text:style-name="P23">13/02/2023</text:p>
          </table:table-cell>
        </table:table-row>
        <table:table-row table:style-name="TableRow24">
          <table:table-cell table:style-name="TableCell25">
            <text:p text:style-name="P26">Date fin</text:p>
          </table:table-cell>
          <table:table-cell table:style-name="TableCell27">
            <text:p text:style-name="P28">14/02/2023</text:p>
          </table:table-cell>
        </table:table-row>
      </table:table>
      <text:p text:style-name="Normal"/>
      <text:p text:style-name="Normal"/>
      <text:h text:style-name="Titre1" text:outline-level="1"><text:bookmark-start text:name="_Toc127258091"/>Equipe<text:bookmark-end text:name="_Toc127258091"/></text:h>
      <text:p text:style-name="Normal"/>
      <table:table table:style-name="Table29">
        <table:table-columns>
          <table:table-column table:style-name="TableColumn30"/>
          <table:table-column table:style-name="TableColumn31"/>
          <table:table-column table:style-name="TableColumn32"/>
        </table:table-columns>
        <table:table-row table:style-name="TableRow33">
          <table:table-cell table:style-name="TableCell34">
            <text:p text:style-name="P35">Membre de l’équipe</text:p>
          </table:table-cell>
          <table:table-cell table:style-name="TableCell36">
            <text:p text:style-name="P37">Disponibilité prévue</text:p>
          </table:table-cell>
          <table:table-cell table:style-name="TableCell38">
            <text:p text:style-name="P39">Disponibilité réelle</text:p>
          </table:table-cell>
        </table:table-row>
        <table:table-row table:style-name="TableRow40">
          <table:table-cell table:style-name="TableCell41">
            <text:p text:style-name="P42">Tao CHUPIN</text:p>
          </table:table-cell>
          <table:table-cell table:style-name="TableCell43">
            <text:p text:style-name="P44">2 jours</text:p>
          </table:table-cell>
          <table:table-cell table:style-name="TableCell45">
            <text:p text:style-name="P46">2 jours</text:p>
          </table:table-cell>
        </table:table-row>
        <table:table-row table:style-name="TableRow47">
          <table:table-cell table:style-name="TableCell48">
            <text:p text:style-name="P49">Kévin PAWLONKA</text:p>
          </table:table-cell>
          <table:table-cell table:style-name="TableCell50">
            <text:p text:style-name="P51">2 jours</text:p>
          </table:table-cell>
          <table:table-cell table:style-name="TableCell52">
            <text:p text:style-name="P53">2 jours</text:p>
          </table:table-cell>
        </table:table-row>
        <table:table-row table:style-name="TableRow54">
          <table:table-cell table:style-name="TableCell55">
            <text:p text:style-name="P56">Axel BARBESIER</text:p>
          </table:table-cell>
          <table:table-cell table:style-name="TableCell57">
            <text:p text:style-name="P58">2 jours</text:p>
          </table:table-cell>
          <table:table-cell table:style-name="TableCell59">
            <text:p text:style-name="P60">2 jours</text:p>
          </table:table-cell>
        </table:table-row>
        <table:table-row table:style-name="TableRow61">
          <table:table-cell table:style-name="TableCell62">
            <text:p text:style-name="P63">Samuel VINCENT</text:p>
          </table:table-cell>
          <table:table-cell table:style-name="TableCell64">
            <text:p text:style-name="P65">2 jours</text:p>
          </table:table-cell>
          <table:table-cell table:style-name="TableCell66">
            <text:p text:style-name="P67">2 jours</text:p>
          </table:table-cell>
        </table:table-row>
        <table:table-row table:style-name="TableRow68">
          <table:table-cell table:style-name="TableCell69">
            <text:p text:style-name="P70">Lucas BURLE</text:p>
          </table:table-cell>
          <table:table-cell table:style-name="TableCell71">
            <text:p text:style-name="P72">2 jours</text:p>
          </table:table-cell>
          <table:table-cell table:style-name="TableCell73">
            <text:p text:style-name="P74">2 jours</text:p>
          </table:table-cell>
        </table:table-row>
        <table:table-row table:style-name="TableRow75">
          <table:table-cell table:style-name="TableCell76">
            <text:p text:style-name="P77">Antony</text:p>
          </table:table-cell>
          <table:table-cell table:style-name="TableCell78">
            <text:p text:style-name="P79">2 jours</text:p>
          </table:table-cell>
          <table:table-cell table:style-name="TableCell80">
            <text:p text:style-name="P81">2 jours</text:p>
          </table:table-cell>
        </table:table-row>
        <table:table-row table:style-name="TableRow82">
          <table:table-cell table:style-name="TableCell83">
            <text:p text:style-name="P84">Enzo OUDIN</text:p>
          </table:table-cell>
          <table:table-cell table:style-name="TableCell85">
            <text:p text:style-name="P86">2 jours</text:p>
          </table:table-cell>
          <table:table-cell table:style-name="TableCell87">
            <text:p text:style-name="P88">2 jours</text:p>
          </table:table-cell>
        </table:table-row>
      </table:table>
      <text:p text:style-name="Normal"/>
      <text:p text:style-name="Normal"/>
      <text:h text:style-name="Titre1" text:outline-level="1"><text:bookmark-start text:name="_Toc127258092"/><text:soft-page-break/>Liste des versions produites<text:bookmark-end text:name="_Toc127258092"/></text:h>
      <text:p text:style-name="Normal"/>
      <table:table table:style-name="Table89">
        <table:table-columns>
          <table:table-column table:style-name="TableColumn90"/>
          <table:table-column table:style-name="TableColumn91"/>
        </table:table-columns>
        <table:table-row table:style-name="TableRow92">
          <table:table-cell table:style-name="TableCell93">
            <text:p text:style-name="P94">Date</text:p>
          </table:table-cell>
          <table:table-cell table:style-name="TableCell95">
            <text:p text:style-name="P96">Statut</text:p>
          </table:table-cell>
        </table:table-row>
        <table:table-row table:style-name="TableRow97">
          <table:table-cell table:style-name="TableCell98">
            <text:p text:style-name="P99">14/02/2023</text:p>
          </table:table-cell>
          <table:table-cell table:style-name="TableCell100">
            <text:p text:style-name="P101">Version finale</text:p>
          </table:table-cell>
        </table:table-row>
      </table:table>
      <text:p text:style-name="Normal"/>
      <text:p text:style-name="Normal"/>
      <text:h text:style-name="Titre1" text:outline-level="1">Contenu réalisé</text:h>
      <text:p text:style-name="Normal"><draw:frame draw:z-index="251665408" draw:id="id0" draw:style-name="a0" draw:name="Zone de texte 5" text:anchor-type="paragraph" svg:x="5.91597in" svg:y="0.14375in" svg:width="0.58264in" svg:height="0.28264in" style:rel-width="scale" style:rel-height="scale"><draw:text-box><text:p text:style-name="Normal">14/02</text:p></draw:text-box><svg:title/><svg:desc/></draw:frame><draw:frame draw:z-index="251663360" draw:id="id1" draw:style-name="a1" draw:name="Zone de texte 4" text:anchor-type="paragraph" svg:x="-0.07569in" svg:y="0.19375in" svg:width="0.58264in" svg:height="0.28264in" style:rel-width="scale" style:rel-height="scale"><draw:text-box><text:p text:style-name="Normal">13/02</text:p></draw:text-box><svg:title/><svg:desc/></draw:frame></text:p>
      <text:p text:style-name="Normal"><draw:connector draw:type="line" svg:x1="0in" svg:y1="0.22639in" svg:x2="6.24167in" svg:y2="0.21042in" draw:z-index="251659264" draw:id="id2" draw:style-name="a3" draw:name="Connecteur droit avec flèche 1" text:anchor-type="paragraph"><svg:title/><svg:desc/></draw:connector></text:p>
      <table:table table:style-name="Table102">
        <table:table-columns>
          <table:table-column table:style-name="TableColumn103"/>
          <table:table-column table:style-name="TableColumn104"/>
          <table:table-column table:style-name="TableColumn105"/>
          <table:table-column table:style-name="TableColumn106"/>
          <table:table-column table:style-name="TableColumn107"/>
          <table:table-column table:style-name="TableColumn108"/>
        </table:table-columns>
        <table:table-row table:style-name="TableRow109">
          <table:table-cell table:style-name="TableCell110">
            <text:p text:style-name="P111">Sprint 1</text:p>
          </table:table-cell>
          <table:table-cell table:style-name="TableCell112">
            <text:p text:style-name="P113">Sprint 2</text:p>
          </table:table-cell>
          <table:table-cell table:style-name="TableCell114">
            <text:p text:style-name="P115">Sprint 3</text:p>
          </table:table-cell>
          <table:table-cell table:style-name="TableCell116">
            <text:p text:style-name="P117">Sprint 4</text:p>
          </table:table-cell>
          <table:table-cell table:style-name="TableCell118">
            <text:p text:style-name="P119">Sprint 5</text:p>
          </table:table-cell>
          <table:table-cell table:style-name="TableCell120">
            <text:p text:style-name="P121">Sprint 6</text:p>
          </table:table-cell>
        </table:table-row>
      </table:table>
      <text:p text:style-name="Normal"><draw:custom-shape svg:x="-0.78403in" svg:y="0.37292in" svg:width="0.93264in" svg:height="0.8625in" draw:z-index="251676672" draw:id="id3" draw:style-name="a4" draw:name="Bulle narrative : rectangle 2" text:anchor-type="paragraph"><svg:title/><svg:desc/><text:p text:style-name="P122">Répartition des tâches et choix du site<text:s/></text:p><draw:enhanced-geometry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17809 -863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text:p>
      <text:p text:style-name="Normal"><draw:custom-shape svg:x="6.65in" svg:y="0.14792in" svg:width="0.93264in" svg:height="0.55764in" draw:z-index="251675648" draw:id="id4" draw:style-name="a5" draw:name="Bulle narrative : rectangle 10" text:anchor-type="paragraph"><svg:title/><svg:desc/><text:p text:style-name="P123">Rendu</text:p><draw:enhanced-geometry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14543 -16734"><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draw:custom-shape svg:x="4.48681in" svg:y="0.01875in" svg:width="1.02431in" svg:height="0.75in" draw:z-index="251673600" draw:id="id5" draw:style-name="a6" draw:name="Bulle narrative : rectangle 9" text:anchor-type="paragraph"><svg:title/><svg:desc/><text:p text:style-name="P124">Création des documents clients</text:p><draw:enhanced-geometry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1667 -8099"><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draw:custom-shape svg:x="3.42014in" svg:y="0.11458in" svg:width="0.97014in" svg:height="0.575in" draw:z-index="251671552" draw:id="id6" draw:style-name="a7" draw:name="Bulle narrative : rectangle 8" text:anchor-type="paragraph"><svg:title/><svg:desc/><text:p text:style-name="P125">Finition générale</text:p><draw:enhanced-geometry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2334 -14347"><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draw:custom-shape svg:x="2.24514in" svg:y="0.09306in" svg:width="1.11667in" svg:height="0.74167in" draw:z-index="251669504" draw:id="id7" draw:style-name="a8" draw:name="Bulle narrative : rectangle 7" text:anchor-type="paragraph"><svg:title/><svg:desc/><text:p text:style-name="P126">Amélioration du visuel général</text:p><draw:enhanced-geometry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726 -10193"><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draw:custom-shape svg:x="1.07431in" svg:y="0.22708in" svg:width="1.11667in" svg:height="0.74167in" draw:z-index="251667456" draw:id="id8" draw:style-name="a9" draw:name="Bulle narrative : rectangle 6" text:anchor-type="paragraph"><svg:title/><svg:desc/><text:p text:style-name="P127">Création de la page d’inscription</text:p><draw:enhanced-geometry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3245 -14302"><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draw:custom-shape svg:x="0.22431in" svg:y="0.20139in" svg:width="0.81667in" svg:height="0.56667in" draw:z-index="251662336" draw:id="id9" draw:style-name="a10" draw:name="Bulle narrative : rectangle 3" text:anchor-type="paragraph"><svg:title/><svg:desc/><text:p text:style-name="P128">Création de l’index</text:p><draw:enhanced-geometry draw:type="non-primitive" svg:viewBox="0 0 21600 21600" draw:enhanced-path="M ?f8 ?f8 L ?f8 ?f13 ?f43 ?f44 ?f8 ?f14 ?f8 ?f15 ?f45 ?f46 ?f8 ?f16 ?f8 ?f9 ?f13 ?f9 ?f47 ?f48 ?f14 ?f9 ?f15 ?f9 ?f49 ?f50 ?f16 ?f9 ?f9 ?f9 ?f9 ?f16 ?f51 ?f52 ?f9 ?f15 ?f9 ?f14 ?f53 ?f54 ?f9 ?f13 ?f9 ?f8 ?f16 ?f8 ?f55 ?f56 ?f15 ?f8 ?f14 ?f8 ?f57 ?f58 ?f13 ?f8 ?f8 ?f8 Z N" draw:text-areas="?f61 ?f63 ?f62 ?f64" draw:glue-points="?f17 ?f18" draw:glue-point-leaving-directions="180" draw:modifiers="5246 -17342"><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0 - 1"/><draw:equation draw:name="f11" draw:formula="-2147483647"/><draw:equation draw:name="f12" draw:formula="2147483647"/><draw:equation draw:name="f13" draw:formula="3590"/><draw:equation draw:name="f14" draw:formula="8970"/><draw:equation draw:name="f15" draw:formula="12630"/><draw:equation draw:name="f16" draw:formula="18010"/><draw:equation draw:name="f17" draw:formula="$0"/><draw:equation draw:name="f18" draw:formula="$1"/><draw:equation draw:name="f19" draw:formula="?f17 - 10800"/><draw:equation draw:name="f20" draw:formula="?f18 - 10800"/><draw:equation draw:name="f21" draw:formula="?f18 - 21600"/><draw:equation draw:name="f22" draw:formula="?f17 - 21600"/><draw:equation draw:name="f23" draw:formula="0 * ?f6"/><draw:equation draw:name="f24" draw:formula="21600 * ?f6"/><draw:equation draw:name="f25" draw:formula="21600 * ?f7"/><draw:equation draw:name="f26" draw:formula="0 * ?f7"/><draw:equation draw:name="f27" draw:formula="abs(?f19)"/><draw:equation draw:name="f28" draw:formula="abs(?f20)"/><draw:equation draw:name="f29" draw:formula="?f27 - ?f28"/><draw:equation draw:name="f30" draw:formula="?f28 - ?f27"/><draw:equation draw:name="f31" draw:formula="if(?f20, ?f10, ?f29)"/><draw:equation draw:name="f32" draw:formula="if(?f20, ?f29, ?f10)"/><draw:equation draw:name="f33" draw:formula="if(?f19, ?f10, ?f30)"/><draw:equation draw:name="f34" draw:formula="if(?f19, ?f30, ?f10)"/><draw:equation draw:name="f35" draw:formula="if(?f17, ?f10, ?f31)"/><draw:equation draw:name="f36" draw:formula="if(?f17, ?f10, ?f32)"/><draw:equation draw:name="f37" draw:formula="if(?f21, ?f33, ?f10)"/><draw:equation draw:name="f38" draw:formula="if(?f21, ?f34, ?f10)"/><draw:equation draw:name="f39" draw:formula="if(?f22, ?f32, ?f10)"/><draw:equation draw:name="f40" draw:formula="if(?f22, ?f31, ?f10)"/><draw:equation draw:name="f41" draw:formula="if(?f18, ?f10, ?f34)"/><draw:equation draw:name="f42" draw:formula="if(?f18, ?f10, ?f33)"/><draw:equation draw:name="f43" draw:formula="if(?f35, ?f17, 0)"/><draw:equation draw:name="f44" draw:formula="if(?f35, ?f18, 6280)"/><draw:equation draw:name="f45" draw:formula="if(?f36, ?f17, 0)"/><draw:equation draw:name="f46" draw:formula="if(?f36, ?f18, 15320)"/><draw:equation draw:name="f47" draw:formula="if(?f37, ?f17, 6280)"/><draw:equation draw:name="f48" draw:formula="if(?f37, ?f18, 21600)"/><draw:equation draw:name="f49" draw:formula="if(?f38, ?f17, 15320)"/><draw:equation draw:name="f50" draw:formula="if(?f38, ?f18, 21600)"/><draw:equation draw:name="f51" draw:formula="if(?f39, ?f17, 21600)"/><draw:equation draw:name="f52" draw:formula="if(?f39, ?f18, 15320)"/><draw:equation draw:name="f53" draw:formula="if(?f40, ?f17, 21600)"/><draw:equation draw:name="f54" draw:formula="if(?f40, ?f18, 6280)"/><draw:equation draw:name="f55" draw:formula="if(?f41, ?f17, 15320)"/><draw:equation draw:name="f56" draw:formula="if(?f41, ?f18, 0)"/><draw:equation draw:name="f57" draw:formula="if(?f42, ?f17, 6280)"/><draw:equation draw:name="f58" draw:formula="if(?f42, ?f18, 0)"/><draw:equation draw:name="f59" draw:formula="$0 / ?f6"/><draw:equation draw:name="f60" draw:formula="$1 / ?f7"/><draw:equation draw:name="f61" draw:formula="?f23 / ?f6"/><draw:equation draw:name="f62" draw:formula="?f24 / ?f6"/><draw:equation draw:name="f63" draw:formula="?f26 / ?f7"/><draw:equation draw:name="f64" draw:formula="?f25 / ?f7"/><draw:handle draw:handle-position="$0 $1" draw:handle-range-x-minimum="-2147483647" draw:handle-range-x-maximum="2147483647" draw:handle-range-y-minimum="-2147483647" draw:handle-range-y-maximum="2147483647"/></draw:enhanced-geometry></draw:custom-shape></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detabledesmatières" style:display-name="En-tête de table des matières" style:family="paragraph" style:parent-style-name="Titre1" style:next-style-name="Normal" style:default-outline-level="1">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2" svg:viewBox="0 0 20 30" svg:d="m10 0-10 30h20z"/>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center"/>
    </style:style>
    <style:style style:name="T3" style:parent-style-name="Policepardéfaut" style:family="text">
      <style:text-properties fo:text-transform="uppercase" fo:color="#4472C4"/>
    </style:style>
  </office:automatic-styles>
  <office:master-styles>
    <style:master-page style:name="MP0" style:page-layout-name="PL0">
      <style:footer>
        <text:p text:style-name="P2"><text:span text:style-name="T3"><text:page-number text:fixed="false">2</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nzo oudin</meta:initial-creator>
    <dc:creator>enzo oudin</dc:creator>
    <meta:creation-date>2023-02-14T07:39:00Z</meta:creation-date>
    <dc:date>2023-02-14T10:12:00Z</dc:date>
    <meta:template xlink:href="Normal.dotm" xlink:type="simple"/>
    <meta:editing-cycles>5</meta:editing-cycles>
    <meta:editing-duration>PT3720S</meta:editing-duration>
    <meta:document-statistic meta:page-count="2" meta:paragraph-count="2" meta:word-count="162" meta:character-count="1055" meta:row-count="7" meta:non-whitespace-character-count="895"/>
  </office:meta>
</office:document-meta>
</file>